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6cm" draw:marker-end-width="0.356cm" svg:stroke-opacity="45%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356cm" draw:marker-end-width="0.356cm" svg:stroke-opacity="45%" draw:fill="none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3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3.053cm" fo:padding-top="0.176cm" fo:padding-bottom="0.176cm" fo:padding-left="0.301cm" fo:padding-right="0.301cm"/>
    </style:style>
    <style:style style:name="gr4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0.773cm" fo:padding-top="0.176cm" fo:padding-bottom="0.176cm" fo:padding-left="0.301cm" fo:padding-right="0.301cm"/>
    </style:style>
    <style:style style:name="gr5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1.18cm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Ultrafine_20_Dotted_20__28_var_29_" svg:stroke-width="0.102cm" draw:marker-start-width="0.356cm" draw:marker-end="Arrow" draw:marker-end-width="0.356cm" svg:stroke-opacity="45%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1.017cm" fo:padding-top="0.176cm" fo:padding-bottom="0.176cm" fo:padding-left="0.301cm" fo:padding-right="0.301cm"/>
    </style:style>
    <style:style style:name="gr8" style:family="graphic" style:parent-style-name="objectwithoutfill">
      <style:graphic-properties draw:stroke="solid" draw:stroke-dash="Fine_20_Dotted" svg:stroke-width="0.152cm" svg:stroke-color="#000080" draw:marker-start-width="0.431cm" draw:marker-end-width="0.431cm" svg:stroke-opacity="45%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stroke="solid" draw:stroke-dash="Fine_20_Dotted" svg:stroke-width="0.152cm" svg:stroke-color="#800000" draw:marker-start-width="0.431cm" draw:marker-end-width="0.431cm" svg:stroke-opacity="45%" draw:fill="none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2.117cm" fo:padding-top="0.176cm" fo:padding-bottom="0.176cm" fo:padding-left="0.301cm" fo:padding-right="0.301cm"/>
    </style:style>
    <style:style style:name="gr11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1.832cm" fo:padding-top="0.176cm" fo:padding-bottom="0.176cm" fo:padding-left="0.301cm" fo:padding-right="0.301cm"/>
    </style:style>
    <style:style style:name="gr12" style:family="graphic" style:parent-style-name="objectwithoutfill">
      <style:graphic-properties draw:stroke="solid" draw:stroke-dash="Fine_20_Dotted" svg:stroke-width="0.203cm" svg:stroke-color="#0000ff" draw:marker-start-width="0.507cm" draw:marker-end-width="0.507cm" svg:stroke-opacity="45%" draw:fill="none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2.686cm" fo:padding-top="0.176cm" fo:padding-bottom="0.176cm" fo:padding-left="0.301cm" fo:padding-right="0.301cm"/>
    </style:style>
    <style:style style:name="gr14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2.116cm" fo:padding-top="0.176cm" fo:padding-bottom="0.176cm" fo:padding-left="0.301cm" fo:padding-right="0.301cm"/>
    </style:style>
    <style:style style:name="gr15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0cm" fo:padding-top="0.176cm" fo:padding-bottom="0.176cm" fo:padding-left="0.301cm" fo:padding-right="0.301cm"/>
    </style:style>
    <style:style style:name="gr16" style:family="graphic" style:parent-style-name="standard">
      <style:graphic-properties draw:stroke="none" draw:stroke-dash="Fine_20_Dotted" svg:stroke-width="0.102cm" svg:stroke-color="#000000" draw:marker-start-width="0.356cm" draw:marker-end-width="0.356cm" svg:stroke-opacity="45%" draw:fill="none" draw:fill-color="#ffffff" fo:min-height="1.099cm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662cm" svg:y1="2.221cm" svg:x2="13.708cm" svg:y2="12.394cm">
          <text:p/>
        </draw:line>
        <draw:line draw:style-name="gr1" draw:text-style-name="P1" draw:layer="layout" svg:x1="2.255cm" svg:y1="16.265cm" svg:x2="25.205cm" svg:y2="8.606cm">
          <text:p/>
        </draw:line>
        <draw:line draw:style-name="gr1" draw:text-style-name="P1" draw:layer="layout" svg:x1="2.283cm" svg:y1="8.606cm" svg:x2="25.121cm" svg:y2="16.209cm">
          <text:p/>
        </draw:line>
        <draw:custom-shape draw:style-name="gr2" draw:text-style-name="P1" draw:layer="layout" svg:width="3.649cm" svg:height="1.866cm" svg:x="5.05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49cm" svg:height="1.866cm" svg:x="5.164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49cm" svg:height="1.866cm" svg:x="18.757cm" svg:y="9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49cm" svg:height="1.866cm" svg:x="18.557cm" svg:y="13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617cm" svg:height="3.405cm" svg:x="2.401cm" svg:y="16.038cm">
          <draw:text-box>
            <text:p><text:s text:c="2"/>X </text:p>
          </draw:text-box>
        </draw:frame>
        <draw:frame draw:style-name="gr4" draw:layer="layout" svg:width="1.588cm" svg:height="1.125cm" svg:x="24.219cm" svg:y="15.142cm">
          <draw:text-box>
            <text:p>Y</text:p>
          </draw:text-box>
        </draw:frame>
        <draw:frame draw:style-name="gr5" draw:layer="layout" svg:width="2.564cm" svg:height="1.532cm" svg:x="13.718cm" svg:y="2.484cm">
          <draw:text-box>
            <text:p>Z</text:p>
          </draw:text-box>
        </draw:frame>
        <draw:path draw:style-name="gr6" draw:text-style-name="P1" draw:layer="layout" svg:width="1.676cm" svg:height="2.18cm" draw:transform="rotate (-2.15879775179179) translate (15.0650799542715cm 6.48805274093616cm)" svg:viewBox="0 0 1677 2181" svg:d="m384 2147c476 152 840-233 1106-542 314-364 190-908-67-1276-280-400-867-414-1231-158l-192 226">
          <text:p/>
        </draw:path>
        <draw:path draw:style-name="gr6" draw:text-style-name="P1" draw:layer="layout" svg:width="1.676cm" svg:height="2.18cm" draw:transform="rotate (-3.14159265358979) translate (17.0063330115109cm 14.3887835249845cm)" svg:viewBox="0 0 1677 2181" svg:d="m384 2147c476 152 840-233 1106-542 314-364 190-908-67-1276-280-400-867-414-1231-158l-192 226">
          <text:p/>
        </draw:path>
        <draw:path draw:style-name="gr6" draw:text-style-name="P1" draw:layer="layout" svg:width="1.676cm" svg:height="2.18cm" svg:x="10.008cm" svg:y="12.411cm" svg:viewBox="0 0 1677 2181" svg:d="m384 2147c476 152 840-233 1106-542 314-364 190-908-67-1276-280-400-867-414-1231-158l-192 226">
          <text:p/>
        </draw:path>
        <draw:frame draw:style-name="gr7" draw:layer="layout" svg:width="3.256cm" svg:height="1.369cm" svg:x="15.102cm" svg:y="6.025cm">
          <draw:text-box>
            <text:p>yaw</text:p>
          </draw:text-box>
        </draw:frame>
        <draw:line draw:style-name="gr8" draw:text-style-name="P1" draw:layer="layout" svg:x1="5.617cm" svg:y1="14.002cm" svg:x2="8.059cm" svg:y2="15.508cm">
          <text:p/>
        </draw:line>
        <draw:line draw:style-name="gr9" draw:text-style-name="P1" draw:layer="layout" svg:x1="5.78cm" svg:y1="10.909cm" svg:x2="8.1cm" svg:y2="9.484cm">
          <text:p/>
        </draw:line>
        <draw:line draw:style-name="gr8" draw:text-style-name="P1" draw:layer="layout" svg:x1="19.375cm" svg:y1="9.525cm" svg:x2="22.062cm" svg:y2="10.827cm">
          <text:p/>
        </draw:line>
        <draw:line draw:style-name="gr9" draw:text-style-name="P1" draw:layer="layout" svg:x1="19.131cm" svg:y1="15.386cm" svg:x2="21.655cm" svg:y2="13.921cm">
          <text:p/>
        </draw:line>
        <draw:frame draw:style-name="gr10" draw:layer="layout" svg:width="5.821cm" svg:height="2.469cm" svg:x="15.264cm" svg:y="14.531cm">
          <draw:text-box>
            <text:p>pitch</text:p>
          </draw:text-box>
        </draw:frame>
        <draw:frame draw:style-name="gr11" draw:layer="layout" svg:width="5.047cm" svg:height="2.184cm" svg:x="10.176cm" svg:y="14.694cm">
          <draw:text-box>
            <text:p>roll</text:p>
          </draw:text-box>
        </draw:frame>
        <draw:line draw:style-name="gr12" draw:text-style-name="P1" draw:layer="layout" svg:x1="6.838cm" svg:y1="14.735cm" svg:x2="20.678cm" svg:y2="10.135cm">
          <text:p/>
        </draw:line>
        <draw:line draw:style-name="gr12" draw:text-style-name="P1" draw:layer="layout" svg:x1="7.001cm" svg:y1="10.176cm" svg:x2="20.474cm" svg:y2="14.653cm">
          <text:p/>
        </draw:line>
        <draw:frame draw:style-name="gr13" draw:layer="layout" svg:width="2.687cm" svg:height="3.038cm" svg:x="6.268cm" svg:y="15.712cm">
          <draw:text-box>
            <text:p>m1</text:p>
          </draw:text-box>
        </draw:frame>
        <draw:frame draw:style-name="gr14" draw:layer="layout" svg:width="6.187cm" svg:height="2.468cm" svg:x="6.146cm" svg:y="8.263cm">
          <draw:text-box>
            <text:p>m2</text:p>
          </draw:text-box>
        </draw:frame>
        <draw:frame draw:style-name="gr15" draw:layer="layout" svg:width="2.564cm" svg:height="1.064cm" svg:x="19.823cm" svg:y="8.14cm">
          <draw:text-box>
            <text:p>m3</text:p>
          </draw:text-box>
        </draw:frame>
        <draw:frame draw:style-name="gr16" draw:layer="layout" svg:width="2.646cm" svg:height="1.451cm" svg:x="19.742cm" svg:y="15.631cm">
          <draw:text-box>
            <text:p>m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Kemper</meta:initial-creator>
    <meta:creation-date>2014-03-13T14:56:30</meta:creation-date>
    <dc:date>2014-03-13T15:31:06</dc:date>
    <dc:creator>Edward Kemper</dc:creator>
    <meta:editing-duration>PT3M35S</meta:editing-duration>
    <meta:editing-cycles>1</meta:editing-cycles>
    <meta:document-statistic meta:object-count="26"/>
    <meta:generator>LibreOffice/3.5$Linux_x86 LibreOffice_project/350m1$Build-2</meta:generator>
  </office:meta>
</office:document-meta>
</file>